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11f" officeooo:paragraph-rsid="000354fd"/>
    </style:style>
    <style:style style:name="P2" style:family="paragraph" style:parent-style-name="Standard">
      <style:paragraph-properties fo:text-align="end" style:justify-single-word="false"/>
      <style:text-properties fo:font-size="16pt" fo:font-weight="bold" officeooo:rsid="0017511f" officeooo:paragraph-rsid="000354fd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354fd"/>
    </style:style>
    <style:style style:name="P4" style:family="paragraph" style:parent-style-name="Standard">
      <style:text-properties fo:font-weight="bold" officeooo:rsid="0017511f" officeooo:paragraph-rsid="000354f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79b8ff" loext:opacity="100%"/>
    </style:style>
    <style:style style:name="T2" style:family="text">
      <style:text-properties fo:color="#f97583" loext:opacity="100%"/>
    </style:style>
    <style:style style:name="T3" style:family="text">
      <style:text-properties fo:color="#b392f0" loext:opacity="100%"/>
    </style:style>
    <style:style style:name="T4" style:family="text">
      <style:text-properties fo:color="#ffab70" loext:opacity="100%"/>
    </style:style>
    <style:style style:name="T5" style:family="text">
      <style:text-properties fo:color="#9ecbff" loext:opacity="100%"/>
    </style:style>
    <style:style style:name="T6" style:family="text">
      <style:text-properties officeooo:rsid="000354fd"/>
    </style:style>
    <style:style style:name="T7" style:family="text">
      <style:text-properties fo:color="#6a737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24AI034 | AI Assignment – 03 | Manav Dhamecha </text:p>
      <text:p text:style-name="P1"/>
      <text:p text:style-name="P4">1. Consider the following districts in the map of Gujarat.</text:p>
      <text:p text:style-name="P4">Color this map with the lowest number of colors posing it as a constraint satisfaction</text:p>
      <text:p text:style-name="P4">problem so that no two adjacent districts are colored the same. [Diu is not a district of</text:p>
      <text:p text:style-name="P4">Gujarat and Rann of Kuchchh and Little Rann of Kuchchh are also not districts]</text:p>
      <text:p text:style-name="P3"/>
      <text:p text:style-name="Standard"># District numbering</text:p>
      <text:p text:style-name="Standard"># 0 Kuchchh</text:p>
      <text:p text:style-name="Standard"># 1 Banaskantha</text:p>
      <text:p text:style-name="Standard"># 2 Patan</text:p>
      <text:p text:style-name="Standard"># 3 Mehsana</text:p>
      <text:p text:style-name="Standard"># 4 Sabarkantha</text:p>
      <text:p text:style-name="Standard"># 5 Gandhinagar</text:p>
      <text:p text:style-name="Standard"># 6 Ahmedabad</text:p>
      <text:p text:style-name="Standard"># 7 Surendranagar</text:p>
      <text:p text:style-name="Standard"># 8 Rajkot</text:p>
      <text:p text:style-name="Standard"># 9 Jamnagar</text:p>
      <text:p text:style-name="Standard"># 10 Porbandar</text:p>
      <text:p text:style-name="Standard"># 11 Junagadh</text:p>
      <text:p text:style-name="Standard"># 12 Amreli</text:p>
      <text:p text:style-name="Standard"># 13 Bhavnagar</text:p>
      <text:p text:style-name="Standard"># 14 Anand</text:p>
      <text:p text:style-name="Standard"># 15 Kheda</text:p>
      <text:p text:style-name="Standard"># 16 Panchmahal</text:p>
      <text:p text:style-name="Standard"># 17 Dahod</text:p>
      <text:p text:style-name="Standard"># 18 Vadodara</text:p>
      <text:p text:style-name="Standard"># 19 Bharuch</text:p>
      <text:p text:style-name="Standard"># 20 Narmada</text:p>
      <text:p text:style-name="Standard"># 21 Surat</text:p>
      <text:p text:style-name="Standard"># 22 Dangs</text:p>
      <text:p text:style-name="Standard"># 23 Navsari</text:p>
      <text:p text:style-name="Standard"># 24 Valsad</text:p>
      <text:p text:style-name="Standard"/>
      <text:p text:style-name="Standard"/>
      <text:p text:style-name="Standard">N = <text:span text:style-name="T6">25</text:span></text:p>
      <text:p text:style-name="Standard"/>
      <text:p text:style-name="Standard">graph = [[0, 1, 0, 0, 0, 0, 0, 1, 1, 1, 0, 0, 0, 0, 0, 0, 0, 0, 0, 0, 0, 0, 0, 0, 0], </text:p>
      <text:p text:style-name="Standard">[1, 0, 1, 1, 1, 0, 0, 0, 0, 0, 0, 0, 0, 0, 0, 0, 0, 0, 0, 0, 0, 0, 0, 0, 0], </text:p>
      <text:p text:style-name="Standard">[0, 1, 0, 1, 0, 0, 0, 1, 0, 0, 0, 0, 0, 0, 0, 0, 0, 0, 0, 0, 0, 0, 0, 0, 0], </text:p>
      <text:p text:style-name="Standard">[0, 1, 1, 0, 1, 1, 1, 1, 0, 0, 0, 0, 0, 0, 0, 0, 0, 0, 0, 0, 0, 0, 0, 0, 0], </text:p>
      <text:p text:style-name="Standard">[0, 1, 0, 1, 0, 1, 0, 0, 0, 0, 0, 0, 0, 0, 0, 0, 0, 1, 0, 0, 0, 0, 0, 0, 0], </text:p>
      <text:p text:style-name="Standard">[0, 0, 0, 1, 1, 0, 1, 0, 0, 0, 0, 0, 0, 0, 0, 0, 0, 0, 0, 0, 0, 0, 0, 0, 0], </text:p>
      <text:p text:style-name="Standard">[0, 0, 0, 1, 0, 1, 0, 1, 0, 0, 0, 0, 0, 0, 0, 0, 1, 1, 0, 0, 0, 0, 0, 0, 0], </text:p>
      <text:p text:style-name="Standard">[1, 0, 1, 1, 0, 0, 1, 0, 1, 0, 0, 0, 0, 0, 0, 0, 0, 0, 0, 0, 0, 0, 0, 0, 0], </text:p>
      <text:p text:style-name="Standard">[1, 0, 0, 0, 0, 0, 0, 1, 0, 1, 0, 0, 0, 1, 1, 0, 0, 0, 0, 0, 0, 0, 0, 0, 0], </text:p>
      <text:p text:style-name="Standard">[1, 0, 0, 0, 0, 0, 0, 0, 1, 0, 0, 0, 0, 0, 0, 0, 0, 0, 0, 0, 0, 0, 0, 0, 0], </text:p>
      <text:p text:style-name="Standard">[0, 0, 0, 0, 0, 0, 0, 0, 0, 0, 0, 1, 1, 0, 0, 0, 0, 0, 0, 0, 0, 0, 0, 0, 0], </text:p>
      <text:p text:style-name="Standard">[0, 0, 0, 0, 0, 0, 0, 0, 0, 0, 1, 0, 1, 1, 0, 0, 0, 0, 0, 0, 0, 0, 0, 0, 0], </text:p>
      <text:p text:style-name="Standard">[0, 0, 0, 0, 0, 0, 0, 0, 0, 0, 1, 1, 0, 1, 1, 0, 0, 0, 0, 0, 0, 0, 0, 0, 0], </text:p>
      <text:p text:style-name="Standard">[0, 0, 0, 0, 0, 0, 0, 0, 1, 0, 0, 1, 1, 0, 1, 0, 0, 0, 0, 0, 0, 0, 0, 0, 0], </text:p>
      <text:p text:style-name="Standard">[0, 0, 0, 0, 0, 0, 0, 0, 1, 0, 0, 0, 1, 1, 0, 1, 0, 0, 0, 0, 0, 0, 0, 0, 0], </text:p>
      <text:p text:style-name="Standard"><text:soft-page-break/>[0, 0, 0, 0, 0, 0, 0, 0, 0, 0, 0, 0, 0, 0, 1, 0, 1, 0, 0, 0, 0, 0, 0, 0, 0], </text:p>
      <text:p text:style-name="Standard">[0, 0, 0, 0, 0, 0, 1, 0, 0, 0, 0, 0, 0, 0, 0, 1, 0, 1, 0, 0, 1, 0, 0, 0, 0], </text:p>
      <text:p text:style-name="Standard">[0, 0, 0, 0, 1, 0, 1, 0, 0, 0, 0, 0, 0, 0, 0, 0, 1, 0, 1, 0, 0, 0, 0, 0, 0], </text:p>
      <text:p text:style-name="Standard">[0, 0, 0, 0, 0, 0, 0, 0, 0, 0, 0, 0, 0, 0, 0, 0, 0, 1, 0, 1, 0, 0, 0, 0, 0], </text:p>
      <text:p text:style-name="Standard">[0, 0, 0, 0, 0, 0, 0, 0, 0, 0, 0, 0, 0, 0, 0, 0, 0, 0, 1, 0, 1, 0, 0, 0, 0], </text:p>
      <text:p text:style-name="Standard">[0, 0, 0, 0, 0, 0, 0, 0, 0, 0, 0, 0, 0, 0, 0, 0, 1, 0, 0, 1, 0, 1, 0, 0, 0], </text:p>
      <text:p text:style-name="Standard">[0, 0, 0, 0, 0, 0, 0, 0, 0, 0, 0, 0, 0, 0, 0, 0, 0, 0, 0, 0, 1, 0, 1, 1, 0], </text:p>
      <text:p text:style-name="Standard">[0, 0, 0, 0, 0, 0, 0, 0, 0, 0, 0, 0, 0, 0, 0, 0, 0, 0, 0, 0, 0, 1, 0, 1, 0], </text:p>
      <text:p text:style-name="Standard">[0, 0, 0, 0, 0, 0, 0, 0, 0, 0, 0, 0, 0, 0, 0, 0, 0, 0, 0, 0, 0, 1, 1, 0, 1], </text:p>
      <text:p text:style-name="Standard">[0, 0, 0, 0, 0, 0, 0, 0, 0, 0, 0, 0, 0, 0, 0, 0, 0, 0, 0, 0, 0, 0, 0, 1, 0]</text:p>
      <text:p text:style-name="Standard">]</text:p>
      <text:p text:style-name="Standard"/>
      <text:p text:style-name="Standard">def select_unassigned(assignment, domains):</text:p>
      <text:p text:style-name="Standard">unassigned = [i for i in range(N) if assignment[i] == -1]</text:p>
      <text:p text:style-name="Standard"/>
      <text:p text:style-name="Standard">m = min(len(domains[i]) for i in unassigned)</text:p>
      <text:p text:style-name="Standard">candidates = [i for i in unassigned if len(domains[i]) == m]</text:p>
      <text:p text:style-name="Standard"/>
      <text:p text:style-name="Standard">return max(candidates, key=lambda x: sum(graph[x]))</text:p>
      <text:p text:style-name="Standard"/>
      <text:p text:style-name="Standard">def forward_check(node, color, domains):</text:p>
      <text:p text:style-name="Standard">new_domains = [d.copy() for d in domains]</text:p>
      <text:p text:style-name="Standard"/>
      <text:p text:style-name="Standard">for j in range(N):</text:p>
      <text:p text:style-name="Standard">if graph[node][j] == 1 and color in new_domains[j]:</text:p>
      <text:p text:style-name="Standard">new_domains[j].remove(color)</text:p>
      <text:p text:style-name="Standard">if not new_domains[j]:</text:p>
      <text:p text:style-name="Standard">return None</text:p>
      <text:p text:style-name="Standard"/>
      <text:p text:style-name="Standard">return new_domains</text:p>
      <text:p text:style-name="Standard"/>
      <text:p text:style-name="Standard">def is_safe(node, color, assignment):</text:p>
      <text:p text:style-name="Standard">for j in range(N):</text:p>
      <text:p text:style-name="Standard">if graph[node][j] == 1 and assignment[j] == color:</text:p>
      <text:p text:style-name="Standard">return False</text:p>
      <text:p text:style-name="Standard">return True</text:p>
      <text:p text:style-name="Standard"/>
      <text:p text:style-name="Standard">def backtrack(assignment, domains):</text:p>
      <text:p text:style-name="Standard">if -1 not in assignment:</text:p>
      <text:p text:style-name="Standard">return assignment</text:p>
      <text:p text:style-name="Standard"/>
      <text:p text:style-name="Standard">var = select_unassigned(assignment, domains)</text:p>
      <text:p text:style-name="Standard"/>
      <text:p text:style-name="Standard">for color in domains[var]:</text:p>
      <text:p text:style-name="Standard">if is_safe(var, color, assignment):</text:p>
      <text:p text:style-name="Standard">assignment[var] = color</text:p>
      <text:p text:style-name="Standard"/>
      <text:p text:style-name="Standard">new_domains = forward_check(var, color, domains)</text:p>
      <text:p text:style-name="Standard">if new_domains:</text:p>
      <text:p text:style-name="Standard">new_domains[var] = [color]</text:p>
      <text:p text:style-name="Standard">res = backtrack(assignment, new_domains)</text:p>
      <text:p text:style-name="Standard">if res:</text:p>
      <text:p text:style-name="Standard"><text:soft-page-break/>return res</text:p>
      <text:p text:style-name="Standard"/>
      <text:p text:style-name="Standard">assignment[var] = -1</text:p>
      <text:p text:style-name="Standard"/>
      <text:p text:style-name="Standard">return None</text:p>
      <text:p text:style-name="Standard"/>
      <text:p text:style-name="Standard">def solve():</text:p>
      <text:p text:style-name="Standard">for k in range(2, 7):</text:p>
      <text:p text:style-name="Standard">print("Trying", k, "colors...")</text:p>
      <text:p text:style-name="Standard"/>
      <text:p text:style-name="Standard">domains = [list(range(k)) for _ in range(N)]</text:p>
      <text:p text:style-name="Standard">assignment = [-1]*N</text:p>
      <text:p text:style-name="Standard"/>
      <text:p text:style-name="Standard">result = backtrack(assignment, domains)</text:p>
      <text:p text:style-name="Standard"/>
      <text:p text:style-name="Standard">if result:</text:p>
      <text:p text:style-name="Standard">return k, result</text:p>
      <text:p text:style-name="Standard"/>
      <text:p text:style-name="Standard">def verify(result):</text:p>
      <text:p text:style-name="Standard">for i in range(N):</text:p>
      <text:p text:style-name="Standard">for j in range(N):</text:p>
      <text:p text:style-name="Standard">if graph[i][j] == 1 and result[i] == result[j]:</text:p>
      <text:p text:style-name="Standard">return False</text:p>
      <text:p text:style-name="Standard">return True</text:p>
      <text:p text:style-name="Standard"/>
      <text:p text:style-name="Standard">k, result = solve()</text:p>
      <text:p text:style-name="Standard"/>
      <text:p text:style-name="Standard">print("\nMinimum colors needed:", k)</text:p>
      <text:p text:style-name="Standard"/>
      <text:p text:style-name="Standard">if verify(result):</text:p>
      <text:p text:style-name="Standard">print("Valid coloring\n")</text:p>
      <text:p text:style-name="Standard">else:</text:p>
      <text:p text:style-name="Standard">print("Invalid coloring\n")</text:p>
      <text:p text:style-name="Standard"/>
      <text:p text:style-name="Standard">for i in range(N):</text:p>
      <text:p text:style-name="Standard">print(i, "→ Color", result[i])</text:p>
      <text:p text:style-name="Standard"/>
      <text:p text:style-name="Standard"/>
      <text:p text:style-name="Standard"/>
      <text:p text:style-name="P5">2. Solve the following cryptarithmetic problem posing it as a constraint satisfaction problem.</text:p>
      <text:p text:style-name="P5">Each letter represents a unique digit from 0 to 9. The leading letters (S and M) cannot be</text:p>
      <text:p text:style-name="P5">0. Solve:</text:p>
      <text:p text:style-name="P5"/>
      <text:p text:style-name="P5">SEND</text:p>
      <text:p text:style-name="P5">+ MORE</text:p>
      <text:p text:style-name="P5">_______________</text:p>
      <text:p text:style-name="P5">MONEY</text:p>
      <text:p text:style-name="P5"/>
      <text:p text:style-name="Standard"># Cryptarithmetic Puzzle: SEND + MORE = MONEY</text:p>
      <text:p text:style-name="Standard"/>
      <text:p text:style-name="Standard">symbols = ['S', 'E', 'N', 'D', 'M', 'O', 'R', 'Y']</text:p>
      <text:p text:style-name="Standard"/>
      <text:p text:style-name="Standard"><text:soft-page-break/>def find_solution():</text:p>
      <text:p text:style-name="Standard">available_digits = set(range(10))</text:p>
      <text:p text:style-name="Standard"/>
      <text:p text:style-name="Standard">M = 1 # Since carry can only be 1</text:p>
      <text:p text:style-name="Standard"/>
      <text:p text:style-name="Standard">for S in range(1, 10):</text:p>
      <text:p text:style-name="Standard">if S == M:</text:p>
      <text:p text:style-name="Standard">continue</text:p>
      <text:p text:style-name="Standard"/>
      <text:p text:style-name="Standard">for O in available_digits - {M, S}:</text:p>
      <text:p text:style-name="Standard">for E in available_digits - {M, S, O}:</text:p>
      <text:p text:style-name="Standard">for N in available_digits - {M, S, O, E}:</text:p>
      <text:p text:style-name="Standard">for D in available_digits - {M, S, O, E, N}:</text:p>
      <text:p text:style-name="Standard">for R in available_digits - {M, S, O, E, N, D}:</text:p>
      <text:p text:style-name="Standard"/>
      <text:p text:style-name="Standard">Y = (D + E) % 10</text:p>
      <text:p text:style-name="Standard">carry1 = (D + E) // 10</text:p>
      <text:p text:style-name="Standard"/>
      <text:p text:style-name="Standard">used = {M, S, O, E, N, D, R}</text:p>
      <text:p text:style-name="Standard">if Y in used:</text:p>
      <text:p text:style-name="Standard">continue</text:p>
      <text:p text:style-name="Standard"/>
      <text:p text:style-name="Standard">if (N + R + carry1) % 10 != E:</text:p>
      <text:p text:style-name="Standard">continue</text:p>
      <text:p text:style-name="Standard">carry2 = (N + R + carry1) // 10</text:p>
      <text:p text:style-name="Standard"/>
      <text:p text:style-name="Standard">if (E + O + carry2) % 10 != N:</text:p>
      <text:p text:style-name="Standard">continue</text:p>
      <text:p text:style-name="Standard">carry3 = (E + O + carry2) // 10</text:p>
      <text:p text:style-name="Standard"/>
      <text:p text:style-name="Standard">if (S + M + carry3) % 10 != O:</text:p>
      <text:p text:style-name="Standard">continue</text:p>
      <text:p text:style-name="Standard">carry4 = (S + M + carry3) // 10</text:p>
      <text:p text:style-name="Standard"/>
      <text:p text:style-name="Standard">if carry4 == M:</text:p>
      <text:p text:style-name="Standard">return {</text:p>
      <text:p text:style-name="Standard">'S': S, 'E': E, 'N': N, 'D': D,</text:p>
      <text:p text:style-name="Standard">'M': M, 'O': O, 'R': R, 'Y': Y</text:p>
      <text:p text:style-name="Standard">}</text:p>
      <text:p text:style-name="Standard"/>
      <text:p text:style-name="Standard">answer = find_solution()</text:p>
      <text:p text:style-name="Standard"/>
      <text:p text:style-name="Standard">print("Solution:\n")</text:p>
      <text:p text:style-name="Standard"/>
      <text:p text:style-name="Standard">for ch in symbols:</text:p>
      <text:p text:style-name="Standard">print(ch, "=", answer[ch])</text:p>
      <text:p text:style-name="Standard"/>
      <text:p text:style-name="Standard">S = answer['S']</text:p>
      <text:p text:style-name="Standard">E = answer['E']</text:p>
      <text:p text:style-name="Standard">N = answer['N']</text:p>
      <text:p text:style-name="Standard">D = answer['D']</text:p>
      <text:p text:style-name="Standard">M = answer['M']</text:p>
      <text:p text:style-name="Standard"><text:soft-page-break/>O = answer['O']</text:p>
      <text:p text:style-name="Standard">R = answer['R']</text:p>
      <text:p text:style-name="Standard">Y = answer['Y']</text:p>
      <text:p text:style-name="Standard"/>
      <text:p text:style-name="Standard">SEND = 1000 * S + 100 * E + 10 * N + D</text:p>
      <text:p text:style-name="Standard">MORE = 1000 * M + 100 * O + 10 * R + E</text:p>
      <text:p text:style-name="Standard">MONEY = 10000 * M + 1000 * O + 100 * N + 10 * E + Y</text:p>
      <text:p text:style-name="Standard"/>
      <text:p text:style-name="Standard">print("\nSEND = ", SEND)</text:p>
      <text:p text:style-name="Standard">print("MORE = ", MORE)</text:p>
      <text:p text:style-name="Standard">print("MONEY =", MONEY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3T11:42:38.236048999</meta:creation-date>
    <meta:print-date>2026-04-13T11:51:40.466278879</meta:print-date>
    <meta:printed-by>PDF files</meta:printed-by>
    <dc:date>2026-04-13T11:51:52.414190249</dc:date>
    <meta:editing-duration>PT11S</meta:editing-duration>
    <meta:editing-cycles>1</meta:editing-cycles>
    <meta:document-statistic meta:table-count="0" meta:image-count="0" meta:object-count="0" meta:page-count="5" meta:paragraph-count="170" meta:word-count="1315" meta:character-count="5542" meta:non-whitespace-character-count="4371"/>
    <meta:generator>LibreOffice/24.2.7.2$Linux_X86_64 LibreOffice_project/420$Build-2</meta:generator>
  </office:meta>
</office:document-meta>
</file>